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style:style>
    <style:style style:name="P4" style:family="paragraph" style:parent-style-name="Preformatted_20_Text">
      <style:paragraph-properties style:writing-mode="lr-tb"/>
    </style:style>
    <style:style style:name="P5" style:family="paragraph" style:parent-style-name="Preformatted_20_Text">
      <style:paragraph-properties fo:margin-top="0cm" fo:margin-bottom="0.499cm" style:writing-mode="lr-tb"/>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Um einen Trigger für eine Datenbank zu erstellen, der eine Integritätskontrolle, Protokollierung oder die Berechnung abgeleiteter Werte durchführt, können wir als Beispiel einen Trigger schreiben, der sicherstellt, dass das Gehalt eines Mitarbeiters in der Tabelle <text:span text:style-name="Source_20_Text">KartellMitarbeiter</text:span> nicht unter einem bestimmten Wert fällt. Zusätzlich protokollieren wir alle Änderungen an den Gehaltsdaten in einer neuen Tabelle <text:span text:style-name="Source_20_Text">GehaltsProtokoll</text:span>, die alle Gehaltsanpassungen speichert.</text:p>
      <text:h text:style-name="Heading_20_3" text:outline-level="3">Beispiel: Trigger für Gehaltsüberprüfung und Protokollierung</text:h>
      <text:p text:style-name="Text_20_body"><text:span text:style-name="Strong_20_Emphasis">Ziel:</text:span></text:p>
      <text:list xml:id="list4598317219530146245" text:style-name="L1">
        <text:list-item>
          <text:p text:style-name="P3">Wenn das Gehalt eines Mitarbeiters geändert wird, überprüfen wir, ob es unter 3000.00 fällt. Falls dies der Fall ist, verhindern wir die Änderung und werfen eine Fehlermeldung.</text:p>
        </text:list-item>
        <text:list-item>
          <text:p text:style-name="P1">Jede Änderung des Gehalts wird in der <text:span text:style-name="Source_20_Text">GehaltsProtokoll</text:span>-Tabelle protokolliert.</text:p>
        </text:list-item>
      </text:list>
      <text:p text:style-name="Text_20_body"><text:span text:style-name="Strong_20_Emphasis">Erstellung der </text:span><text:span text:style-name="Strong_20_Emphasis"><text:span text:style-name="Source_20_Text">GehaltsProtokoll</text:span></text:span><text:span text:style-name="Strong_20_Emphasis">-Tabelle:</text:span></text:p>
      <text:p text:style-name="Preformatted_20_Text">sql</text:p>
      <text:p text:style-name="Preformatted_20_Text">Code kopieren</text:p>
      <text:p text:style-name="P4"><text:span text:style-name="Source_20_Text">CREATE TABLE GehaltsProtokoll (</text:span></text:p>
      <text:p text:style-name="P4"><text:span text:style-name="Source_20_Text"><text:s text:c="4"/>ProtokollID INT AUTO_INCREMENT PRIMARY KEY,</text:span></text:p>
      <text:p text:style-name="P4"><text:span text:style-name="Source_20_Text"><text:s text:c="4"/>MitarbeiterNummer VARCHAR(10),</text:span></text:p>
      <text:p text:style-name="P4"><text:span text:style-name="Source_20_Text"><text:s text:c="4"/>AltesGehalt DECIMAL(10,2),</text:span></text:p>
      <text:p text:style-name="P4"><text:span text:style-name="Source_20_Text"><text:s text:c="4"/>NeuesGehalt DECIMAL(10,2),</text:span></text:p>
      <text:p text:style-name="P4"><text:span text:style-name="Source_20_Text"><text:s text:c="4"/>Aenderungsdatum TIMESTAMP DEFAULT CURRENT_TIMESTAMP</text:span></text:p>
      <text:p text:style-name="P5"><text:span text:style-name="Source_20_Text">);</text:span></text:p>
      <text:p text:style-name="Text_20_body"><text:span text:style-name="Strong_20_Emphasis">Trigger zum Überprüfen und Protokollieren von Gehaltsänderungen:</text:span></text:p>
      <text:p text:style-name="Preformatted_20_Text">sql</text:p>
      <text:p text:style-name="Preformatted_20_Text">Code kopieren</text:p>
      <text:p text:style-name="P4"><text:span text:style-name="Source_20_Text">DELIMITER $$</text:span></text:p>
      <text:p text:style-name="P4"/>
      <text:p text:style-name="P4"><text:span text:style-name="Source_20_Text">CREATE TRIGGER GehaltsPruefung_und_Protokollierung</text:span></text:p>
      <text:p text:style-name="P4"><text:span text:style-name="Source_20_Text">BEFORE UPDATE ON KartellMitarbeiter</text:span></text:p>
      <text:p text:style-name="P4"><text:span text:style-name="Source_20_Text">FOR EACH ROW</text:span></text:p>
      <text:p text:style-name="P4"><text:span text:style-name="Source_20_Text">BEGIN</text:span></text:p>
      <text:p text:style-name="P4"><text:span text:style-name="Source_20_Text"><text:s text:c="4"/>-- Überprüfen, ob das neue Gehalt unter 3000.00 fällt</text:span></text:p>
      <text:p text:style-name="P4"><text:span text:style-name="Source_20_Text"><text:s text:c="4"/>IF NEW.Gehalt &lt; 3000.00 THEN</text:span></text:p>
      <text:p text:style-name="P4"><text:span text:style-name="Source_20_Text"><text:s text:c="8"/>SIGNAL SQLSTATE '45000'</text:span></text:p>
      <text:p text:style-name="P4"><text:span text:style-name="Source_20_Text"><text:s text:c="8"/>SET MESSAGE_TEXT = 'Das Gehalt darf nicht unter 3000.00 fallen!';</text:span></text:p>
      <text:p text:style-name="P4"><text:span text:style-name="Source_20_Text"><text:s text:c="4"/>END IF;</text:span></text:p>
      <text:p text:style-name="P4"/>
      <text:p text:style-name="P4"><text:span text:style-name="Source_20_Text"><text:s text:c="4"/>-- Protokollierung der Gehaltsänderung</text:span></text:p>
      <text:p text:style-name="P4"><text:span text:style-name="Source_20_Text"><text:s text:c="4"/>INSERT INTO GehaltsProtokoll (MitarbeiterNummer, AltesGehalt, NeuesGehalt)</text:span></text:p>
      <text:p text:style-name="P4"><text:span text:style-name="Source_20_Text"><text:s text:c="4"/>VALUES (OLD.MitarbeiterNummer, OLD.Gehalt, NEW.Gehalt);</text:span></text:p>
      <text:p text:style-name="P4"><text:span text:style-name="Source_20_Text">END $$</text:span></text:p>
      <text:p text:style-name="P4"/>
      <text:p text:style-name="P5"><text:span text:style-name="Source_20_Text">DELIMITER ;</text:span></text:p>
      <text:h text:style-name="Heading_20_3" text:outline-level="3">Erklärung des Triggers:</text:h>
      <text:list xml:id="list5430084578141314348" text:style-name="L2">
        <text:list-item>
          <text:p text:style-name="P2"><text:span text:style-name="Strong_20_Emphasis">Trigger-Bedingung</text:span>: Der Trigger <text:span text:style-name="Source_20_Text">GehaltsPruefung_und_Protokollierung</text:span> wird <text:span text:style-name="Strong_20_Emphasis">vor einer Aktualisierung</text:span> der <text:span text:style-name="Source_20_Text">KartellMitarbeiter</text:span>-Tabelle (<text:span text:style-name="Source_20_Text">BEFORE UPDATE</text:span>) ausgeführt.</text:p>
        </text:list-item>
        <text:list-item>
          <text:p text:style-name="P2"><text:span text:style-name="Strong_20_Emphasis">Überprüfung des Gehalts</text:span>: Wenn das neue Gehalt (<text:span text:style-name="Source_20_Text">NEW.Gehalt</text:span>) unter 3000.00 fällt, wird eine benutzerdefinierte Fehlermeldung ausgelöst (<text:span text:style-name="Source_20_Text">SIGNAL SQLSTATE '45000'</text:span>). Diese verhindert, dass das Gehalt unter den Mindestwert fällt.</text:p>
        </text:list-item>
        <text:list-item>
          <text:p text:style-name="P2"><text:soft-page-break/><text:span text:style-name="Strong_20_Emphasis">Protokollierung der Gehaltsänderung</text:span>: Wenn die Gehaltsänderung validiert wird (d.h., das Gehalt ist zulässig), wird die Änderung in der <text:span text:style-name="Source_20_Text">GehaltsProtokoll</text:span>-Tabelle aufgezeichnet. Dabei wird das alte Gehalt (<text:span text:style-name="Source_20_Text">OLD.Gehalt</text:span>), das neue Gehalt (<text:span text:style-name="Source_20_Text">NEW.Gehalt</text:span>) und die MitarbeiterNummer protokolliert.</text:p>
        </text:list-item>
        <text:list-item>
          <text:p text:style-name="P2"><text:span text:style-name="Strong_20_Emphasis">DELIMITER</text:span>: Der <text:span text:style-name="Source_20_Text">DELIMITER</text:span>-Befehl wird verwendet, um den Trigger-Code von den normalen SQL-Befehlen abzugrenzen. Standardmäßig verwendet MySQL das Semikolon (<text:span text:style-name="Source_20_Text">;</text:span>) als Trennzeichen, aber wir müssen den Trigger mit einem anderen Trennzeichen umgeben (z.B. <text:span text:style-name="Source_20_Text">$$</text:span>), um mehrere SQL-Anweisungen innerhalb des Triggers zu ermöglichen.</text:p>
        </text:list-item>
      </text:list>
      <text:h text:style-name="Heading_20_3" text:outline-level="3">Beispiel für die Funktionsweise:</text:h>
      <text:p text:style-name="Text_20_body">Angenommen, ein Mitarbeiter hat ein Gehalt von 5000.00, und es wird eine Änderung auf 2500.00 vorgenommen. Der Trigger wird die Änderung verhindern und eine Fehlermeldung anzeigen:</text:p>
      <text:p text:style-name="Preformatted_20_Text">sql</text:p>
      <text:p text:style-name="Preformatted_20_Text">Code kopieren</text:p>
      <text:p text:style-name="P4"><text:span text:style-name="Source_20_Text">UPDATE KartellMitarbeiter</text:span></text:p>
      <text:p text:style-name="P4"><text:span text:style-name="Source_20_Text">SET Gehalt = 2500.00</text:span></text:p>
      <text:p text:style-name="P5"><text:span text:style-name="Source_20_Text">WHERE MitarbeiterNummer = 'M00001';</text:span></text:p>
      <text:p text:style-name="Text_20_body">Diese Abfrage würde die Fehlermeldung „Das Gehalt darf nicht unter 3000.00 fallen!“ zurückgeben, und die Gehaltsänderung würde nicht durchgeführt werden.</text:p>
      <text:p text:style-name="Text_20_body">Wenn das Gehalt jedoch auf 4000.00 geändert wird, wird die Änderung akzeptiert und in der <text:span text:style-name="Source_20_Text">GehaltsProtokoll</text:span>-Tabelle protokolliert.</text:p>
      <text:p text:style-name="Preformatted_20_Text">sql</text:p>
      <text:p text:style-name="Preformatted_20_Text">Code kopieren</text:p>
      <text:p text:style-name="P4"><text:span text:style-name="Source_20_Text">UPDATE KartellMitarbeiter</text:span></text:p>
      <text:p text:style-name="P4"><text:span text:style-name="Source_20_Text">SET Gehalt = 4000.00</text:span></text:p>
      <text:p text:style-name="P5"><text:span text:style-name="Source_20_Text">WHERE MitarbeiterNummer = 'M00001';</text:span></text:p>
      <text:p text:style-name="Text_20_body">Diese Änderung würde wie gewünscht ausgeführt, und die entsprechende Zeile würde in der <text:span text:style-name="Source_20_Text">GehaltsProtokoll</text:span>-Tabelle erscheinen.</text:p>
      <text:h text:style-name="Heading_20_3" text:outline-level="3">Fazit:</text:h>
      <text:p text:style-name="Text_20_body">Dieser Trigger stellt sicher, dass das Gehalt eines Mitarbeiters immer oberhalb eines Mindestbetrags bleibt und protokolliert alle Gehaltsänderungen. Solche Mechanismen helfen dabei, die Datenintegrität in der Datenbank zu gewährleisten und bieten eine nachvollziehbare Historie von Änderung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1S</meta:editing-duration>
    <meta:editing-cycles>3</meta:editing-cycles>
    <meta:generator>OpenOffice/4.1.14$Win32 OpenOffice.org_project/4114m1$Build-9811</meta:generator>
    <dc:date>2025-01-09T14:00:46.49</dc:date>
    <meta:document-statistic meta:table-count="0" meta:image-count="0" meta:object-count="0" meta:page-count="2" meta:paragraph-count="55" meta:word-count="468" meta:character-count="3794"/>
    <dc:creator>Ben </dc:creator>
    <meta:user-defined meta:name="Info 1"/>
    <meta:user-defined meta:name="Info 2"/>
    <meta:user-defined meta:name="Info 3"/>
    <meta:user-defined meta:name="Info 4"/>
  </office:meta>
</office:document-meta>
</file>